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#REF!])" table:allow-empty-cell="true" table:display-list="unsorted" table:base-cell-address="'zi_parts-WIP'.D1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table:style-name="Default"/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1"/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网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1"/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1"/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戶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尸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晶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 table:number-columns-repeated="2"/>
        </table:table-row>
        <table:table-row table:style-name="ro1" table:number-rows-repeated="1048289"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</table:table-row>
      </table:table>
      <table:table table:name="zi_parts_202401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index</text:p>
          </table:table-cell>
          <table:table-cell table:style-name="ce1"/>
          <table:table-cell table:style-name="ce2" table:content-validation-name="val2"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content-validation-name="val2"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content-validation-name="val2"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content-validation-name="val2" office:value-type="string" calcext:value-type="string">
            <text:p>society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尸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革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/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网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黑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歺</text:p>
          </table:table-cell>
          <table:table-cell table:number-columns-repeated="2"/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辵</text:p>
          </table:table-cell>
          <table:table-cell table:number-columns-repeated="2"/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𨸏</text:p>
          </table:table-cell>
          <table:table-cell table:number-columns-repeated="2"/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戶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晶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 table:number-rows-repeated="1048289">
          <table:table-cell table:number-columns-repeated="3"/>
          <table:table-cell table:content-validation-name="val1"/>
          <table:table-cell table:number-columns-repeated="5"/>
        </table:table-row>
        <table:table-row table:style-name="ro1">
          <table:table-cell table:number-columns-repeated="3"/>
          <table:table-cell table:content-validation-name="val1"/>
          <table:table-cell table:number-columns-repeated="5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zi_parts_20240120.A1:zi_parts_20240120.G1048576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0T23:44:38.011000000</dc:date>
    <meta:editing-duration>PT4H3M38S</meta:editing-duration>
    <meta:editing-cycles>29</meta:editing-cycles>
    <meta:generator>LibreOffice/7.4.4.2$Windows_X86_64 LibreOffice_project/85569322deea74ec9134968a29af2df5663baa21</meta:generator>
    <meta:document-statistic meta:table-count="3" meta:cell-count="2048" meta:object-count="0"/>
    <meta:user-defined meta:name="date">YYYY-01-DDT23:44:31.815</meta:user-defined>
  </office:meta>
</office:document-meta>
</file>